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B1000002B17D001E6046E8D496.png" manifest:media-type="image/png"/>
  <manifest:file-entry manifest:full-path="Pictures/10000001000001F300000207C43E0633A1E80F68.png" manifest:media-type="image/png"/>
  <manifest:file-entry manifest:full-path="Pictures/100000010000011F00000134C767ED689CE46DB7.png" manifest:media-type="image/png"/>
  <manifest:file-entry manifest:full-path="Pictures/10000001000003FD000003F75585BEDE0205E651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top" draw:auto-grow-height="false" fo:min-height="0.75cm" fo:min-width="1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/>
      <style:paragraph-properties fo:text-align="start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086cm" svg:height="12.015cm" svg:x="1cm" svg:y="1.485cm">
          <draw:image xlink:href="Pictures/10000001000003FD000003F75585BEDE0205E651.png" xlink:type="simple" xlink:show="embed" xlink:actuate="onLoad" draw:mime-type="image/png">
            <text:p/>
          </draw:image>
        </draw:frame>
        <draw:frame draw:style-name="gr1" draw:text-style-name="P1" draw:layer="layout" svg:width="3.5cm" svg:height="3.756cm" svg:x="15.068cm" svg:y="1.5cm">
          <draw:image xlink:href="Pictures/100000010000011F00000134C767ED689CE46DB7.png" xlink:type="simple" xlink:show="embed" xlink:actuate="onLoad" draw:mime-type="image/png">
            <text:p/>
          </draw:image>
        </draw:frame>
        <draw:frame draw:style-name="gr1" draw:text-style-name="P1" draw:layer="layout" svg:width="3.568cm" svg:height="3.711cm" svg:x="15cm" svg:y="5.769cm">
          <draw:image xlink:href="Pictures/10000001000001F300000207C43E0633A1E80F68.png" xlink:type="simple" xlink:show="embed" xlink:actuate="onLoad" draw:mime-type="image/png">
            <text:p/>
          </draw:image>
        </draw:frame>
        <draw:frame draw:style-name="gr1" draw:text-style-name="P1" draw:layer="layout" svg:width="3.515cm" svg:height="3.515cm" svg:x="15.068cm" svg:y="9.985cm">
          <draw:image xlink:href="Pictures/10000001000002B1000002B17D001E6046E8D496.png" xlink:type="simple" xlink:show="embed" xlink:actuate="onLoad" draw:mime-type="image/png">
            <text:p/>
          </draw:image>
        </draw:frame>
        <draw:custom-shape draw:style-name="gr2" draw:text-style-name="P3" draw:layer="layout" svg:width="1.5cm" svg:height="1cm" svg:x="19.083cm" svg:y="3cm">
          <text:p text:style-name="P2">×9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cm" svg:x="19.083cm" svg:y="7cm">
          <text:p text:style-name="P2">×4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cm" svg:x="19.083cm" svg:y="11.182cm">
          <text:p text:style-name="P2">×1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erif CJK JP" fo:font-size="24pt" fo:language="en" fo:country="US" style:font-name-asian="Noto Serif CJK JP1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8T10:59:38.113965012</meta:creation-date>
    <dc:date>2023-04-28T11:07:32.310637191</dc:date>
    <meta:editing-duration>PT7M54S</meta:editing-duration>
    <meta:editing-cycles>1</meta:editing-cycles>
    <meta:document-statistic meta:object-count="30"/>
    <meta:generator>LibreOffice/7.5.2.2$Linux_X86_64 LibreOffice_project/50$Build-2</meta:generator>
  </office:meta>
</office:document-meta>
</file>